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fo:font-size="12pt" fo:font-weight="bold" officeooo:rsid="00057710" style:font-size-asian="10.5pt" style:font-weight-asian="bold" style:font-size-complex="12pt" style:font-weight-complex="bold"/>
    </style:style>
    <style:style style:name="T13" style:family="text">
      <style:text-properties officeooo:rsid="00d3dfb0"/>
    </style:style>
    <style:style style:name="T14" style:family="text">
      <style:text-properties officeooo:rsid="00d4d3df"/>
    </style:style>
    <style:style style:name="T15" style:family="text">
      <style:text-properties officeooo:rsid="00d538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0"/>
      <text:p text:style-name="P10"/>
      <text:p text:style-name="P10">Di<text:span text:style-name="T3">marts</text:span><text:tab/>2<text:span text:style-name="T5">3</text:span>/09/2<text:span text:style-name="T5">5</text:span></text:p>
      <text:p text:style-name="P3">Comentat </text:p>
      <text:list xml:id="list4070977988988643178" text:style-name="L1">
        <text:list-item>
          <text:p text:style-name="P2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1">Di<text:span text:style-name="T3">mecres</text:span><text:tab/>2<text:span text:style-name="T5">4</text:span>/09/2<text:span text:style-name="T5">5</text:span></text:p>
      <text:p text:style-name="P4"><text:s/></text:p>
      <text:list xml:id="list5533531264995172511" text:style-name="L2">
        <text:list-item>
          <text:p text:style-name="P2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16"/>
      <text:p text:style-name="P11">Di<text:span text:style-name="T4">jous<text:tab/></text:span><text:tab/>2<text:span text:style-name="T5">5</text:span>/09/2<text:span text:style-name="T5">5</text:span></text:p>
      <text:p text:style-name="P4"><text:s/></text:p>
      <text:list xml:id="list1247892349893480739" text:style-name="L3">
        <text:list-item>
          <text:p text:style-name="P2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9">Comentat exercici 1.3-1</text:p>
        </text:list-item>
        <text:list-item>
          <text:p text:style-name="P30">Arribat fins apartat 1.3-2 Condensador</text:p>
        </text:list-item>
      </text:list>
      <text:p text:style-name="P17"/>
      <text:p text:style-name="P11">Di<text:span text:style-name="T4">vendres<text:tab/></text:span>2<text:span text:style-name="T5">6</text:span>/09/2<text:span text:style-name="T5">5</text:span></text:p>
      <text:p text:style-name="P4"><text:s/></text:p>
      <text:list xml:id="list1241648633293270574" text:style-name="L4">
        <text:list-item>
          <text:p text:style-name="P3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31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18"><text:s/></text:p>
      <text:p text:style-name="P18"/>
      <text:p text:style-name="P12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3"/>
      <text:p text:style-name="P13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94013925880726" text:continue-list="list5533531264995172511" text:style-name="L2">
        <text:list-item>
          <text:p text:style-name="P2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4"/>
      <text:p text:style-name="P14">Di<text:span text:style-name="T13">jous</text:span><text:tab/><text:span text:style-name="T5">02</text:span>/<text:span text:style-name="T13">10</text:span>/2<text:span text:style-name="T5">5</text:span></text:p>
      <text:list xml:id="list194014269895625" text:continue-numbering="true" text:style-name="L2">
        <text:list-item>
          <text:p text:style-name="P2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27"/>
        </text:list-item>
      </text:list>
      <text:p text:style-name="P19"/>
      <text:p text:style-name="P19"/>
      <text:p text:style-name="P14">Di<text:span text:style-name="T13">vendres</text:span><text:tab/><text:span text:style-name="T5">03</text:span>/<text:span text:style-name="T13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9">Feim prova de pressió de les peces soldades.</text:p>
      <text:p text:style-name="P7"/>
      <text:p text:style-name="P7"/>
      <text:p text:style-name="P15">Di<text:span text:style-name="T3">marts</text:span><text:tab/><text:span text:style-name="T5">07</text:span>/<text:span text:style-name="T14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24"><text:soft-page-break/>Di<text:span text:style-name="T3">mecres</text:span><text:tab/><text:span text:style-name="T11">08</text:span>/<text:span text:style-name="T11">10</text:span>/2<text:span text:style-name="T5">5</text:span></text:p>
      <text:p text:style-name="P21"><text:s/></text:p>
      <text:list xml:id="list194013449873514" text:continue-numbering="true" text:style-name="L2">
        <text:list-item>
          <text:p text:style-name="P28"><text:span text:style-name="T15">Acabem de comentar apunts, </text:span><text:a xlink:type="simple" xlink:href="https://paulinoposada.github.io/web_fred/web_fred_25_26/GM/apunts_gm/unitat_1/fred_apunts_ud_1_1_gm.pdf" text:style-name="Internet_20_link"><text:span text:style-name="T15">unitat 1.1</text:span></text:a></text:p>
        </text:list-item>
        <text:list-item>
          <text:p text:style-name="P32">Comencem amb <text:a xlink:type="simple" xlink:href="https://paulinoposada.github.io/web_fred/web_fred_25_26/GS/apunts_gs/unitat_1/fred_apunts_ud_1_2_gs.pdf">unitat 1.2</text:a></text:p>
        </text:list-item>
      </text:list>
      <text:p text:style-name="P21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8T19:40:12.770325555</dc:date>
    <meta:editing-duration>PT2H6M24S</meta:editing-duration>
    <meta:editing-cycles>203</meta:editing-cycles>
    <meta:document-statistic meta:table-count="0" meta:image-count="0" meta:object-count="0" meta:page-count="2" meta:paragraph-count="37" meta:word-count="193" meta:character-count="1198" meta:non-whitespace-character-count="1038"/>
  </office:meta>
</office:document-meta>
</file>